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5_11-38-30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87341 E-139-34-49.324951</text:p>
          </table:table-cell>
          <table:table-cell table:style-name="ce33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5_13-24-28_000.jpg</text:p>
          </table:table-cell>
          <table:table-cell table:style-name="ce20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97204 E-139-34-49.215087</text:p>
          </table:table-cell>
          <table:table-cell table:style-name="ce33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05_16-55-21_000.jpg</text:p>
          </table:table-cell>
          <table:table-cell table:style-name="ce20" office:value-type="string">
            <text:p>:m music / log / kb / || s.1:genr=et-N:jazz,key=C,RH=melody,LH=grip,score=+</text:p>
          </table:table-cell>
          <table:table-cell table:style-name="ce32"/>
          <table:table-cell table:style-name="ce3"/>
          <table:table-cell table:style-name="ce3" office:value-type="string">
            <text:p>N-35-35-28.710937 E-139-34-49.105224</text:p>
          </table:table-cell>
          <table:table-cell table:style-name="ce33" table:formula="of:=IF([.E4]=&quot;&quot;;[.C4];CONCATENATE([.C4];&quot; / &quot;;[.E4]))" office:value-type="string" office:string-value=":m music / log / kb / || s.1:genr=et-N:jazz,key=C,RH=melody,LH=grip,score=+">
            <text:p>:m music / log / kb / || s.1:genr=et-N:jazz,key=C,RH=melody,LH=grip,score=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5_19-05-10_000.jpg</text:p>
          </table:table-cell>
          <table:table-cell table:style-name="ce20" office:value-type="string">
            <text:p>:m music / log / kb / || s.1:genr=res,key=Em,RH=melody,LH=grip,R=1,score=+ || s.2:genr=res,video=vid-6:2.03,other=N+,memo=+</text:p>
          </table:table-cell>
          <table:table-cell table:style-name="ce24"/>
          <table:table-cell table:style-name="ce3"/>
          <table:table-cell table:style-name="ce3"/>
          <table:table-cell table:style-name="ce33" table:formula="of:=IF([.E5]=&quot;&quot;;[.C5];CONCATENATE([.C5];&quot; / &quot;;[.E5]))" office:value-type="string" office:string-value=":m music / log / kb / || s.1:genr=res,key=Em,RH=melody,LH=grip,R=1,score=+ || s.2:genr=res,video=vid-6:2.03,other=N+,memo=+">
            <text:p>:m music / log / kb / || s.1:genr=res,key=Em,RH=melody,LH=grip,R=1,score=+ || s.2:genr=res,video=vid-6:2.03,other=N+,memo=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5_20-45-16_000.jpg</text:p>
          </table:table-cell>
          <table:table-cell table:style-name="ce15" office:value-type="string">
            <text:p>:m 食べた物</text:p>
          </table:table-cell>
          <table:table-cell table:style-name="ce24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6_01-28-01_000.jpg</text:p>
          </table:table-cell>
          <table:table-cell table:style-name="ce16" office:value-type="string">
            <text:p>:m :PHOTO 寝た時刻 / 2020 / オナニーあり 1:40ぐらい</text:p>
          </table:table-cell>
          <table:table-cell table:style-name="ce14"/>
          <table:table-cell table:style-name="ce3"/>
          <table:table-cell table:style-name="ce3" office:value-type="string">
            <text:p>N-35-35-28.463745 E-139-34-49.599609</text:p>
          </table:table-cell>
          <table:table-cell table:style-name="ce33" table:formula="of:=IF([.E7]=&quot;&quot;;[.C7];CONCATENATE([.C7];&quot; / &quot;;[.E7]))" office:value-type="string" office:string-value=":m :PHOTO 寝た時刻 / 2020 / オナニーあり 1:40ぐらい">
            <text:p>:m :PHOTO 寝た時刻 / 2020 / オナニーあり 1:40ぐらい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6_06-08-23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8]=&quot;&quot;;[.C8];CONCATENATE([.C8];&quot; / &quot;;[.E8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6_07-30-05_000.jpg</text:p>
          </table:table-cell>
          <table:table-cell table:style-name="ce1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/>
          <table:table-cell table:style-name="ce33" table:formula="of:=IF([.E9]=&quot;&quot;;[.C9];CONCATENATE([.C9];&quot; / &quot;;[.E9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5_16-42-38_000.mp4</text:p>
          </table:table-cell>
          <table:table-cell table:style-name="ce17" office:value-type="string">
            <text:p>:VIDEO / @自宅 / メモ / kb,keyboard / 演奏、play / k-2020-0605-1 / genr=et-N:jazz,key=F,RH=melody,LH=grip,sound=036?</text:p>
          </table:table-cell>
          <table:table-cell table:style-name="ce17"/>
          <table:table-cell table:style-name="ce3"/>
          <table:table-cell table:style-name="ce3"/>
          <table:table-cell table:style-name="ce33" table:formula="of:=IF([.E10]=&quot;&quot;;[.C10];CONCATENATE([.C10];&quot; / &quot;;[.E10]))" office:value-type="string" office:string-value=":VIDEO / @自宅 / メモ / kb,keyboard / 演奏、play / k-2020-0605-1 / genr=et-N:jazz,key=F,RH=melody,LH=grip,sound=036?">
            <text:p>:VIDEO / @自宅 / メモ / kb,keyboard / 演奏、play / k-2020-0605-1 / genr=et-N:jazz,key=F,RH=melody,LH=grip,sound=036?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5_16-52-16_000.mp4</text:p>
          </table:table-cell>
          <table:table-cell table:style-name="ce17" office:value-type="string">
            <text:p>:VIDEO / @自宅 / メモ / kb,keyboard / 演奏、play / k-2020-0605-2 / genr=f-N,key=C,chor=CM7,RH=melody,LH=grip,video=vid-6;vid-7,note=pitch:1-5/+_2-3-5</text:p>
          </table:table-cell>
          <table:table-cell table:style-name="ce16"/>
          <table:table-cell table:style-name="ce3"/>
          <table:table-cell table:style-name="ce3"/>
          <table:table-cell table:style-name="ce33" table:formula="of:=IF([.E11]=&quot;&quot;;[.C11];CONCATENATE([.C11];&quot; / &quot;;[.E11]))" office:value-type="string" office:string-value=":VIDEO / @自宅 / メモ / kb,keyboard / 演奏、play / k-2020-0605-2 / genr=f-N,key=C,chor=CM7,RH=melody,LH=grip,video=vid-6;vid-7,note=pitch:1-5/+_2-3-5">
            <text:p>:VIDEO / @自宅 / メモ / kb,keyboard / 演奏、play / k-2020-0605-2 / genr=f-N,key=C,chor=CM7,RH=melody,LH=grip,video=vid-6;vid-7,note=pitch:1-5/+_2-3-5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5_18-11-29_000.mp4</text:p>
          </table:table-cell>
          <table:table-cell table:style-name="ce17" office:value-type="string">
            <text:p>:VIDEO / @自宅 / メモ / kb,keyboard / 演奏、play / k-2020-0605-3 / genr=et-N,sc=dorian,key=E,chor=Em7;F#m7,RH=grip:2-fingers,LH=grip,memo=+</text:p>
          </table:table-cell>
          <table:table-cell table:style-name="ce17"/>
          <table:table-cell table:style-name="ce3"/>
          <table:table-cell table:style-name="ce3"/>
          <table:table-cell table:style-name="ce33" table:formula="of:=IF([.E12]=&quot;&quot;;[.C12];CONCATENATE([.C12];&quot; / &quot;;[.E12]))" office:value-type="string" office:string-value=":VIDEO / @自宅 / メモ / kb,keyboard / 演奏、play / k-2020-0605-3 / genr=et-N,sc=dorian,key=E,chor=Em7;F#m7,RH=grip:2-fingers,LH=grip,memo=+">
            <text:p>:VIDEO / @自宅 / メモ / kb,keyboard / 演奏、play / k-2020-0605-3 / genr=et-N,sc=dorian,key=E,chor=Em7;F#m7,RH=grip:2-fingers,LH=grip,memo=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5_18-16-08_000.mp4</text:p>
          </table:table-cell>
          <table:table-cell table:style-name="ce17" office:value-type="string">
            <text:p>:VIDEO / @自宅 / メモ / kb,keyboard / 演奏、play / k-2020-0605-4 / genr=et,rev:2020-06-05_18-11-29_000.mp4,sc=dorian,key=E,RH=melody,LH=grip,other=<text:a xlink:href="../../../../../../../../2020-06-05_18-11-29_000.mp4,memo">file:2020-06-05_18-11-29_000.mp4,memo</text:a>=+</text:p>
          </table:table-cell>
          <table:table-cell table:style-name="ce17"/>
          <table:table-cell table:style-name="ce3"/>
          <table:table-cell table:style-name="ce3"/>
          <table:table-cell table:style-name="ce33" table:formula="of:=IF([.E13]=&quot;&quot;;[.C13];CONCATENATE([.C13];&quot; / &quot;;[.E13]))" office:value-type="string" office:string-value=":VIDEO / @自宅 / メモ / kb,keyboard / 演奏、play / k-2020-0605-4 / genr=et,rev:2020-06-05_18-11-29_000.mp4,sc=dorian,key=E,RH=melody,LH=grip,other=file:2020-06-05_18-11-29_000.mp4,memo=+">
            <text:p>:VIDEO / @自宅 / メモ / kb,keyboard / 演奏、play / k-2020-0605-4 / genr=et,rev:2020-06-05_18-11-29_000.mp4,sc=dorian,key=E,RH=melody,LH=grip,other=file:2020-06-05_18-11-29_000.mp4,memo=+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5_18-50-34_000.mp4</text:p>
          </table:table-cell>
          <table:table-cell table:style-name="ce17" office:value-type="string">
            <text:p>:VIDEO / @自宅 / メモ / kb,keyboard / 演奏、play / k-2020-0605-5 / genr=f-N,RH=notes:melody,LH=notes:base,video=vid-6:2.03,other=Re+,for=passing-chord,cp=C-D-Am</text:p>
          </table:table-cell>
          <table:table-cell table:style-name="ce6"/>
          <table:table-cell table:style-name="ce3"/>
          <table:table-cell table:style-name="ce3"/>
          <table:table-cell table:style-name="ce33" table:formula="of:=IF([.E14]=&quot;&quot;;[.C14];CONCATENATE([.C14];&quot; / &quot;;[.E14]))" office:value-type="string" office:string-value=":VIDEO / @自宅 / メモ / kb,keyboard / 演奏、play / k-2020-0605-5 / genr=f-N,RH=notes:melody,LH=notes:base,video=vid-6:2.03,other=Re+,for=passing-chord,cp=C-D-Am">
            <text:p>:VIDEO / @自宅 / メモ / kb,keyboard / 演奏、play / k-2020-0605-5 / genr=f-N,RH=notes:melody,LH=notes:base,video=vid-6:2.03,other=Re+,for=passing-chord,cp=C-D-Am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3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3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3" table:formula="of:=IF([.E18]=&quot;&quot;;[.C18];CONCATENATE([.C18];&quot; / &quot;;[.E1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3" table:formula="of:=IF([.E19]=&quot;&quot;;[.C19];CONCATENATE([.C19];&quot; / &quot;;[.E1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5"/>
          <table:table-cell table:style-name="ce3"/>
          <table:table-cell table:style-name="ce3"/>
          <table:table-cell table:style-name="ce33" table:formula="of:=IF([.E20]=&quot;&quot;;[.C20];CONCATENATE([.C20];&quot; / &quot;;[.E2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/>
          <table:table-cell table:style-name="ce3"/>
          <table:table-cell table:style-name="ce33" table:formula="of:=IF([.E21]=&quot;&quot;;[.C21];CONCATENATE([.C21];&quot; / &quot;;[.E2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7"/>
          <table:table-cell table:style-name="ce3"/>
          <table:table-cell table:style-name="ce3"/>
          <table:table-cell table:style-name="ce33" table:formula="of:=IF([.E22]=&quot;&quot;;[.C22];CONCATENATE([.C22];&quot; / &quot;;[.E2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24]=&quot;&quot;;[.C24];CONCATENATE([.C24];&quot; / &quot;;[.E2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25]=&quot;&quot;;[.C25];CONCATENATE([.C25];&quot; / &quot;;[.E2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/>
          <table:table-cell table:style-name="ce3"/>
          <table:table-cell table:style-name="ce33" table:formula="of:=IF([.E26]=&quot;&quot;;[.C26];CONCATENATE([.C26];&quot; / &quot;;[.E2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7"/>
          <table:table-cell table:style-name="ce3"/>
          <table:table-cell table:style-name="ce3"/>
          <table:table-cell table:style-name="ce33" table:formula="of:=IF([.E27]=&quot;&quot;;[.C27];CONCATENATE([.C27];&quot; / &quot;;[.E2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6"/>
          <table:table-cell table:style-name="ce3"/>
          <table:table-cell table:style-name="ce3"/>
          <table:table-cell table:style-name="ce33" table:formula="of:=IF([.E28]=&quot;&quot;;[.C28];CONCATENATE([.C28];&quot; / &quot;;[.E2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6">2020/06/06</text:date>, <text:time>10:00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6T10:00:41.79</dc:date>
    <dc:creator>iwabuchi ken</dc:creator>
    <meta:editing-duration>P21DT17H15M35S</meta:editing-duration>
    <meta:editing-cycles>8463</meta:editing-cycles>
    <meta:document-statistic meta:table-count="1" meta:cell-count="424" meta:object-count="0"/>
  </office:meta>
</office:document-meta>
</file>